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da483" officeooo:paragraph-rsid="000da483" style:font-size-asian="10.5pt"/>
    </style:style>
    <style:style style:name="P2" style:family="paragraph" style:parent-style-name="Standard">
      <style:text-properties fo:font-size="10pt" officeooo:rsid="000da483" officeooo:paragraph-rsid="000fb00b" style:font-size-asian="10.5pt"/>
    </style:style>
    <style:style style:name="P3" style:family="paragraph" style:parent-style-name="Standard">
      <style:text-properties fo:font-size="10pt" officeooo:rsid="000daf9f" officeooo:paragraph-rsid="000daf9f" style:font-size-asian="10.5pt"/>
    </style:style>
    <style:style style:name="P4" style:family="paragraph" style:parent-style-name="Standard">
      <style:text-properties fo:font-size="10pt" officeooo:rsid="000daf9f" officeooo:paragraph-rsid="000fb00b" style:font-size-asian="10.5pt"/>
    </style:style>
    <style:style style:name="P5" style:family="paragraph" style:parent-style-name="Standard">
      <style:text-properties fo:font-size="10pt" style:text-underline-style="none" officeooo:rsid="000daf9f" officeooo:paragraph-rsid="000fb00b" style:font-size-asian="10.5pt"/>
    </style:style>
    <style:style style:name="P6" style:family="paragraph" style:parent-style-name="Standard" style:list-style-name="L1">
      <style:text-properties fo:font-size="10pt" style:text-underline-style="none" fo:font-weight="bold" officeooo:rsid="000daf9f" officeooo:paragraph-rsid="000fb00b" style:font-size-asian="10.5pt" style:font-weight-asian="bold" style:font-weight-complex="bold"/>
    </style:style>
    <style:style style:name="P7" style:family="paragraph" style:parent-style-name="Standard">
      <style:text-properties fo:font-size="10pt" style:text-underline-style="none" fo:font-weight="bold" officeooo:rsid="000daf9f" officeooo:paragraph-rsid="000fb00b" style:font-size-asian="10.5pt" style:font-weight-asian="bold" style:font-weight-complex="bold"/>
    </style:style>
    <style:style style:name="P8" style:family="paragraph" style:parent-style-name="Standard">
      <style:paragraph-properties fo:margin-left="0cm" fo:margin-right="0.079cm" fo:text-indent="0cm" style:auto-text-indent="false"/>
      <style:text-properties fo:font-size="10pt" officeooo:rsid="000da483" officeooo:paragraph-rsid="000da483" style:font-size-asian="10.5pt"/>
    </style:style>
    <style:style style:name="T1" style:family="text">
      <style:text-properties fo:color="#7f0055" style:font-name="Monospace" fo:font-weight="bold" style:font-name-asian="Monospace" style:font-weight-asian="bold" style:font-name-complex="Monospace" style:font-size-complex="10pt" style:font-weight-complex="bold"/>
    </style:style>
    <style:style style:name="T2" style:family="text">
      <style:text-properties fo:color="#7f0055" style:font-name="Monospace" fo:font-weight="bold" officeooo:rsid="000da483" style:font-name-asian="Monospace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officeooo:rsid="0012eb43" style:font-name-asian="Monospace" style:font-weight-asian="bold" style:font-name-complex="Monospace" style:font-size-complex="10pt" style:font-weight-complex="bold"/>
    </style:style>
    <style:style style:name="T4" style:family="text">
      <style:text-properties fo:color="#7f0055" style:font-name="Monospace" fo:font-size="9pt" style:text-underline-style="solid" style:text-underline-width="auto" style:text-underline-color="font-color" fo:font-weight="normal" officeooo:rsid="0012eb43" style:font-name-asian="Monospace" style:font-size-asian="9pt" style:font-weight-asian="normal" style:font-name-complex="Monospace" style:font-size-complex="9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2eb4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2eb43"/>
    </style:style>
    <style:style style:name="T8" style:family="text">
      <style:text-properties style:text-underline-style="solid" style:text-underline-width="auto" style:text-underline-color="font-color" officeooo:rsid="0013e9e1"/>
    </style:style>
    <style:style style:name="T9" style:family="text">
      <style:text-properties officeooo:rsid="0012eb43"/>
    </style:style>
    <style:style style:name="T10" style:family="text">
      <style:text-properties officeooo:rsid="0013e9e1"/>
    </style:style>
    <style:style style:name="T11" style:family="text">
      <style:text-properties officeooo:rsid="000fb00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*******************</text:p>
      <text:p text:style-name="P2"><text:tab/> <text:span text:style-name="T6">Nombre</text:span><text:span text:style-name="T9">:</text:span></text:p>
      <text:p text:style-name="P2"><text:span text:style-name="T9"><text:tab/><text:tab/></text:span><text:span text:style-name="T10">Cifrar_Descifrar_Simetrico_</text:span><text:span text:style-name="T11">IAIK_SunJCE</text:span><text:span text:style-name="T10">_v1.0</text:span></text:p>
      <text:p text:style-name="P5"/>
      <text:p text:style-name="P7"><text:span text:style-name="T9"><text:tab/></text:span><text:span text:style-name="T7">Descripcion:</text:span></text:p>
      <text:p text:style-name="P7"><text:span text:style-name="T9"><text:tab/><text:tab/>Codigo J</text:span><text:span text:style-name="T10">AVA</text:span><text:span text:style-name="T9"> para cifrar y descifrar un fichero, usando cualquiera</text:span></text:p>
      <text:p text:style-name="P7"><text:span text:style-name="T9"><text:tab/><text:tab/>de los algoritmos de cifrado simetrico de l</text:span><text:span text:style-name="T11">os</text:span><text:span text:style-name="T9"> provider</text:span><text:span text:style-name="T11">s</text:span><text:span text:style-name="T9"> “SunJCE”, </text:span><text:span text:style-name="T11">y “IAIK”</text:span></text:p>
      <text:p text:style-name="P7"><text:span text:style-name="T11"><text:tab/><text:tab/></text:span><text:span text:style-name="T9">tanto de cifrado en bloque como de cifrado en flujo.</text:span></text:p>
      <text:p text:style-name="P7"><text:span text:style-name="T9"/></text:p>
      <text:p text:style-name="P7"><text:span text:style-name="T9"><text:tab/></text:span><text:span text:style-name="T8">Notas de uso:</text:span></text:p>
      <text:list xml:id="list26868568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10">No valido para cifrado PBE</text:span></text:p>
                        </text:list-item>
                        <text:list-item>
                          <text:p text:style-name="P6"><text:span text:style-name="T10">Permite medir el tiempo y velocidad de cifrado.</text:span></text:p>
                        </text:list-item>
                        <text:list-item>
                          <text:p text:style-name="P6"><text:span text:style-name="T11">Requiere dar la ubicacion concreta de lso ficher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9"/></text:p>
      <text:p text:style-name="P7"><text:span text:style-name="T9"><text:tab/></text:span><text:span text:style-name="T7">Fecha</text:span><text:span text:style-name="T9">:</text:span></text:p>
      <text:p text:style-name="P7"><text:span text:style-name="T9"><text:tab/><text:tab/>2</text:span><text:span text:style-name="T10">8</text:span><text:span text:style-name="T9">/11/2012</text:span></text:p>
      <text:p text:style-name="P4"><text:tab/><text:span text:style-name="T5">Autor: </text:span></text:p>
      <text:p text:style-name="P4"><text:s text:c="15"/><text:tab/>Francisco J. Fernandez Masaguer</text:p>
      <text:p text:style-name="P4"><text:tab/><text:tab/>ETSI TELECOMUNACION VIGO</text:p>
      <text:p text:style-name="P4"><text:tab/><text:tab/>Departamento Ingenieria Telematica</text:p>
      <text:p text:style-name="P4"><text:span text:style-name="T2"><text:s text:c="6"/><text:tab/></text:span><text:span text:style-name="T4">email: </text:span><text:a xlink:type="simple" xlink:href="mailto:francisco.fernandez@det.uvigo.es">francisco.fernandez@det.uvigo.es</text:a></text:p>
      <text:p text:style-name="P4"><text:span text:style-name="T3"/></text:p>
      <text:p text:style-name="P4"><text:span text:style-name="T9"><text:s text:c="15"/></text:span><text:span text:style-name="T6">Asignatura:</text:span></text:p>
      <text:p text:style-name="P4"><text:span text:style-name="T9"><text:tab/><text:tab/>SEGURIDAD. <text:s/>3º GETT. <text:s text:c="2"/></text:span>Curso <text:s/>2012/2013. </text:p>
      <text:p text:style-name="P2"><text:span text:style-name="T3"/></text:p>
      <text:p text:style-name="P2"><text:span text:style-name="T1">***********************************************************/</text:span></text:p>
      <text:p text:style-name="P1">package practica1;</text:p>
      <text:p text:style-name="P1"/>
      <text:p text:style-name="P1">import java.io.*;</text:p>
      <text:p text:style-name="P1">import java.security.*;</text:p>
      <text:p text:style-name="P1">import javax.crypto.*;</text:p>
      <text:p text:style-name="P1">import javax.crypto.spec.*;</text:p>
      <text:p text:style-name="P1">import java.security.AlgorithmParameters;</text:p>
      <text:p text:style-name="P1"/>
      <text:p text:style-name="P1">// IAIK librerias</text:p>
      <text:p text:style-name="P1">import iaik.security.provider.IAIK;</text:p>
      <text:p text:style-name="P1">import iaik.utils.CryptoUtils;</text:p>
      <text:p text:style-name="P1"/>
      <text:p text:style-name="P1">public class CifradoSimetrico {</text:p>
      <text:p text:style-name="P1"/>
      <text:p text:style-name="P1"><text:tab/>public static void main(String[] args) throws Exception {</text:p>
      <text:p text:style-name="P8"/>
      <text:p text:style-name="P1"><text:tab/>String provider <text:s text:c="8"/>= "SunJCE"; </text:p>
      <text:p text:style-name="P1"><text:s text:c="8"/></text:p>
      <text:p text:style-name="P1"><text:tab/>FileInputStream <text:s/>ftextoclaro <text:s text:c="5"/>= new FileInputStream (".../textoclaro");</text:p>
      <text:p text:style-name="P1"><text:tab/>FileOutputStream ftextocifrado = new FileOutputStream(".../textocifrado");</text:p>
      <text:p text:style-name="P1"><text:tab/>FileOutputStream fparametros <text:s text:c="2"/>= new FileOutputStream(".../parametros");</text:p>
      <text:p text:style-name="P1"><text:tab/>FileOutputStream fclave <text:s text:c="11"/>= new FileOutputStream(".../fclaveks");</text:p>
      <text:p text:style-name="P1"><text:tab/>FileInputStream <text:s/>fclave_in <text:s text:c="7"/>= new FileInputStream (".../fclaveks");</text:p>
      <text:p text:style-name="P1"><text:tab/>BufferedWriter <text:s text:c="2"/>fmedidas <text:s text:c="8"/>= new BufferedWriter(new FileWriter(".../medidasCifrado"));</text:p>
      <text:p text:style-name="P1"><text:tab/> <text:s text:c="3"/></text:p>
      <text:p text:style-name="P1"><text:tab/>byte <text:s text:c="2"/>bloqueclaro[] <text:s text:c="3"/>= new byte[2024];</text:p>
      <text:p text:style-name="P1"/>
      <text:p text:style-name="P1"><text:s text:c="8"/><text:tab/>byte <text:s text:c="2"/>bloquecifrado[] <text:s/>= new byte[2048];</text:p>
      <text:p text:style-name="P1"><text:s text:c="8"/><text:tab/>String algoritmo <text:s text:c="7"/>= "AES"; </text:p>
      <text:p text:style-name="P1"><text:s text:c="8"/><text:tab/>String transformacion <text:s text:c="2"/>= "/CBC/PKCS5Padding"; </text:p>
      <text:p text:style-name="P1"><text:s text:c="8"/><text:tab/>int <text:s text:c="3"/>longclave <text:s text:c="7"/>= 128;</text:p>
      <text:p text:style-name="P1"><text:s text:c="8"/><text:tab/>int <text:s text:c="3"/>longbloque;</text:p>
      <text:p text:style-name="P1"><text:s text:c="8"/><text:tab/>int <text:s text:c="3"/>i;</text:p>
      <text:p text:style-name="P1"><text:s text:c="8"/><text:tab/>double t, tbi,tbf;</text:p>
      <text:p text:style-name="P1"><text:s text:c="8"/><text:tab/>double lf; <text:s text:c="13"/>// longitud del fichero</text:p>
      <text:p text:style-name="P1"><text:tab/><text:tab/> <text:s text:c="2"/></text:p>
      <text:p text:style-name="P1"><text:s/></text:p>
      <text:p text:style-name="P1"><text:soft-page-break/><text:s text:c="8"/>if (provider.equals("IAIK")) { IAIK.addAsProvider(); } <text:s/></text:p>
      <text:p text:style-name="P1"><text:s text:c="10"/></text:p>
      <text:p text:style-name="P1"><text:s text:c="8"/></text:p>
      <text:p text:style-name="P1"><text:s text:c="8"/>/************** Generar clave **********************/</text:p>
      <text:p text:style-name="P1"><text:s text:c="8"/>KeyGenerator <text:s/>kgen <text:s text:c="4"/>= KeyGenerator.getInstance(algoritmo);</text:p>
      <text:p text:style-name="P1"><text:s text:c="8"/>kgen.init(longclave);</text:p>
      <text:p text:style-name="P1"><text:s text:c="8"/>SecretKey <text:s text:c="4"/>skey <text:s text:c="4"/>= kgen.generateKey();</text:p>
      <text:p text:style-name="P1"><text:s text:c="8"/></text:p>
      <text:p text:style-name="P1"><text:s text:c="8"/>byte[] <text:s text:c="7"/>skey_raw <text:s text:c="5"/>= skey.getEncoded();</text:p>
      <text:p text:style-name="P1"><text:s text:c="8"/>fclave.write(skey_raw);</text:p>
      <text:p text:style-name="P1"><text:s text:c="8"/>fclave.close();</text:p>
      <text:p text:style-name="P1"><text:s text:c="8"/></text:p>
      <text:p text:style-name="P1"><text:s text:c="8"/>fclave_in.read(skey_raw);</text:p>
      <text:p text:style-name="P1"><text:s text:c="8"/>SecretKeySpec ks = new SecretKeySpec(skey_raw, algoritmo); </text:p>
      <text:p text:style-name="P1"><text:s text:c="8"/></text:p>
      <text:p text:style-name="P1"><text:s text:c="16"/></text:p>
      <text:p text:style-name="P1"><text:s text:c="8"/>//*******************************************************************</text:p>
      <text:p text:style-name="P1"><text:s text:c="8"/>// <text:s text:c="14"/>Cifrar</text:p>
      <text:p text:style-name="P1"><text:s text:c="8"/>//*******************************************************************</text:p>
      <text:p text:style-name="P1"><text:s text:c="8"/>System.out.println("*** INICIO CIFRADO " + algoritmo + "-" + longclave + " ************");</text:p>
      <text:p text:style-name="P1"><text:tab/><text:tab/></text:p>
      <text:p text:style-name="P1"><text:s text:c="8"/>Cipher cifrador = Cipher.getInstance(algoritmo + transformacion);</text:p>
      <text:p text:style-name="P1"><text:s text:c="8"/></text:p>
      <text:p text:style-name="P1"><text:s text:c="8"/>cifrador.init(Cipher.ENCRYPT_MODE, ks);</text:p>
      <text:p text:style-name="P1"><text:s text:c="8"/></text:p>
      <text:p text:style-name="P1"><text:s text:c="8"/></text:p>
      <text:p text:style-name="P1"><text:s text:c="8"/>i = 0;</text:p>
      <text:p text:style-name="P1"><text:s text:c="8"/>t = 0;</text:p>
      <text:p text:style-name="P1"><text:s text:c="8"/>lf = 0; </text:p>
      <text:p text:style-name="P1"><text:s text:c="8"/>tbi = 0;</text:p>
      <text:p text:style-name="P1"><text:s text:c="8"/>tbf = 0;</text:p>
      <text:p text:style-name="P1"/>
      <text:p text:style-name="P1"><text:s text:c="8"/>while ((longbloque = ftextoclaro.read(bloqueclaro)) &gt; 0) {</text:p>
      <text:p text:style-name="P1"><text:s text:c="15"/>i++;</text:p>
      <text:p text:style-name="P1"><text:s text:c="15"/></text:p>
      <text:p text:style-name="P1"><text:s text:c="15"/>lf = lf + longbloque;</text:p>
      <text:p text:style-name="P1"><text:s text:c="15"/></text:p>
      <text:p text:style-name="P1"><text:s text:c="15"/>tbi = System.nanoTime();</text:p>
      <text:p text:style-name="P1"><text:s text:c="15"/>bloquecifrado = cifrador.update(bloqueclaro,0,longbloque);</text:p>
      <text:p text:style-name="P1"><text:s text:c="15"/>tbf = System.nanoTime();</text:p>
      <text:p text:style-name="P1"/>
      <text:p text:style-name="P1"><text:s text:c="15"/>t = t + tbf - tbi;</text:p>
      <text:p text:style-name="P1"><text:s text:c="15"/>fmedidas.write("T iteracion " + <text:s/>i <text:s/>+ " = " + (tbf-tbi) + " nanoseg \n"); <text:s text:c="8"/></text:p>
      <text:p text:style-name="P1"><text:s text:c="15"/></text:p>
      <text:p text:style-name="P1"><text:s text:c="15"/>ftextocifrado.write(bloquecifrado);</text:p>
      <text:p text:style-name="P1"><text:s text:c="8"/>} <text:s text:c="4"/></text:p>
      <text:p text:style-name="P1"><text:s text:c="8"/></text:p>
      <text:p text:style-name="P1"><text:s text:c="8"/>// Hacer dofinal y medir su tiempo</text:p>
      <text:p text:style-name="P1"><text:s text:c="8"/>tbi = System.nanoTime();</text:p>
      <text:p text:style-name="P1"><text:s text:c="8"/>bloquecifrado = cifrador.doFinal();</text:p>
      <text:p text:style-name="P1"><text:s text:c="8"/>tbf = System.nanoTime();</text:p>
      <text:p text:style-name="P1"/>
      <text:p text:style-name="P1"><text:s text:c="8"/>t = t + tbf - tbi;</text:p>
      <text:p text:style-name="P1"/>
      <text:p text:style-name="P1"><text:s text:c="8"/>ftextocifrado.write(bloquecifrado);</text:p>
      <text:p text:style-name="P1"><text:s text:c="8"/></text:p>
      <text:p text:style-name="P1"><text:s text:c="8"/>// Escribir resultados</text:p>
      <text:p text:style-name="P1"><text:s text:c="8"/></text:p>
      <text:p text:style-name="P1"><text:s text:c="8"/>//System.out.println("Long. ultimo bloque" + bloquecifrado.length );</text:p>
      <text:p text:style-name="P1"><text:s text:c="8"/>System.out.println("*** FIN CIFRADO " + algoritmo + "-" + longclave + " Provider: " + provider);</text:p>
      <text:p text:style-name="P1"><text:s text:c="8"/>System.out.println("Bytes <text:s/>cifrados = " + (int)lf );</text:p>
      <text:p text:style-name="P1"><text:s text:c="8"/>System.out.println("Tiempo cifrado <text:s/>= " + t/1000000 + " mseg");</text:p>
      <text:p text:style-name="P1"><text:s text:c="8"/>System.out.println("Velocidad <text:s text:c="6"/>= " + (lf*8*1000)/ t + " Mpbs");</text:p>
      <text:p text:style-name="P1"><text:soft-page-break/></text:p>
      <text:p text:style-name="P1"><text:s text:c="8"/>// Cerrar ficheros</text:p>
      <text:p text:style-name="P1"><text:s/><text:tab/> <text:s text:c="3"/>ftextocifrado.close();</text:p>
      <text:p text:style-name="P1"><text:s text:c="8"/>ftextoclaro.close();</text:p>
      <text:p text:style-name="P1"><text:s text:c="8"/>fmedidas.close();</text:p>
      <text:p text:style-name="P1"/>
      <text:p text:style-name="P1"><text:s text:c="8"/>/*******************************************************************</text:p>
      <text:p text:style-name="P1"><text:s text:c="8"/>* <text:s/>Obtener parametros del algoritmo y archivarlos</text:p>
      <text:p text:style-name="P1"><text:s text:c="8"/>* <text:s/></text:p>
      <text:p text:style-name="P1"><text:s text:c="8"/>* <text:s/>NOTA: Para los cifradores en flujo no se ejecuta el lazo de <text:s/></text:p>
      <text:p text:style-name="P1"><text:s text:c="8"/>* <text:s text:c="7"/>parametros porque no se necesitan. Ejemplo: RC4</text:p>
      <text:p text:style-name="P1"><text:s text:c="8"/>*******************************************************************/</text:p>
      <text:p text:style-name="P1"><text:s text:c="8"/>// System.out.println("Leer los parametros(IV,...) usados por el cifrador ..." );</text:p>
      <text:p text:style-name="P1"/>
      <text:p text:style-name="P1"><text:s text:c="8"/>//AlgorithmParameters <text:s/>paramxx = <text:s/>cifrador.getParameters();</text:p>
      <text:p text:style-name="P1"/>
      <text:p text:style-name="P1"><text:s text:c="8"/>if (provider.equals("SunJCE") &amp;&amp; </text:p>
      <text:p text:style-name="P1"><text:s text:c="16"/>( algoritmo.equals("AES") <text:s text:c="19"/>|| </text:p>
      <text:p text:style-name="P1"><text:s text:c="8"/><text:tab/><text:tab/> <text:s/>algoritmo.equals("Blowfish") <text:s text:c="14"/>|| </text:p>
      <text:p text:style-name="P1"><text:s text:c="8"/><text:tab/><text:tab/> <text:s/>algoritmo.equals("DES") <text:s text:c="19"/>|| </text:p>
      <text:p text:style-name="P1"><text:s text:c="8"/><text:tab/><text:tab/> <text:s/>algoritmo.equals("DESede") <text:s text:c="16"/>|| </text:p>
      <text:p text:style-name="P1"><text:s text:c="8"/><text:tab/><text:tab/> <text:s/>algoritmo.equals("DiffieHellman") <text:s text:c="9"/>|| </text:p>
      <text:p text:style-name="P1"><text:s text:c="8"/><text:tab/><text:tab/> <text:s/>algoritmo.equals("OAEP") <text:s text:c="18"/>|| </text:p>
      <text:p text:style-name="P1"><text:s text:c="8"/><text:tab/><text:tab/> <text:s/>algoritmo.equals("PBEWithMD5AndDES") <text:s text:c="6"/>|| </text:p>
      <text:p text:style-name="P1"><text:s text:c="8"/><text:tab/><text:tab/> <text:s/>algoritmo.equals("PBEWithMD5AndTripleDES") || </text:p>
      <text:p text:style-name="P1"><text:s text:c="8"/><text:tab/><text:tab/> <text:s/>algoritmo.equals("PBEWithSHA1AndDESede") <text:s text:c="2"/>|| </text:p>
      <text:p text:style-name="P1"><text:s text:c="8"/><text:tab/><text:tab/> <text:s/>algoritmo.equals("PBEWithSHA1AndRC2_40") <text:s text:c="2"/>|| </text:p>
      <text:p text:style-name="P1"><text:s text:c="8"/><text:tab/><text:tab/> <text:s/>algoritmo.equals("RC2")</text:p>
      <text:p text:style-name="P1"><text:s text:c="8"/><text:tab/><text:tab/> <text:s/>) </text:p>
      <text:p text:style-name="P1"><text:s text:c="12"/>|| <text:s/>(provider.equals("IAIK") &amp;&amp; (! algoritmo.equals("RC4"))) <text:s/>) </text:p>
      <text:p text:style-name="P1"><text:s/></text:p>
      <text:p text:style-name="P1"><text:s text:c="8"/>{</text:p>
      <text:p text:style-name="P1"><text:s text:c="8"/><text:tab/><text:tab/> AlgorithmParameters param = AlgorithmParameters.getInstance(algoritmo); <text:s text:c="7"/></text:p>
      <text:p text:style-name="P1"><text:s text:c="8"/><text:tab/><text:tab/> param = <text:s/>cifrador.getParameters();</text:p>
      <text:p text:style-name="P1"><text:s text:c="8"/><text:tab/><text:tab/> </text:p>
      <text:p text:style-name="P1"><text:s text:c="8"/><text:tab/><text:tab/> System.out.println("Parametros del cifrado ..." + param.toString());</text:p>
      <text:p text:style-name="P1"><text:s text:c="8"/><text:tab/><text:tab/> byte[] <text:s/>paramSerializados = param.getEncoded();</text:p>
      <text:p text:style-name="P1"><text:s text:c="8"/><text:tab/><text:tab/> fparametros.write(paramSerializados);</text:p>
      <text:p text:style-name="P1"><text:s text:c="8"/><text:tab/><text:tab/> fparametros.close();</text:p>
      <text:p text:style-name="P1"><text:s text:c="8"/><text:tab/><text:tab/> <text:s text:c="7"/><text:tab/><text:tab/><text:tab/><text:tab/> </text:p>
      <text:p text:style-name="P1"><text:s text:c="8"/>};</text:p>
      <text:p text:style-name="P1"><text:s text:c="8"/><text:tab/> </text:p>
      <text:p text:style-name="P1"><text:s text:c="16"/></text:p>
      <text:p text:style-name="P1"><text:s text:c="8"/>//*****************************************************************************</text:p>
      <text:p text:style-name="P1"><text:s text:c="8"/>//<text:tab/><text:tab/><text:tab/><text:tab/><text:tab/>DESCIFRAR</text:p>
      <text:p text:style-name="P1"><text:s text:c="8"/>//*****************************************************************************</text:p>
      <text:p text:style-name="P1"><text:tab/>FileInputStream <text:s/>ftextocifrado2 = new FileInputStream (".../textocifrado");</text:p>
      <text:p text:style-name="P1"><text:tab/>FileOutputStream ftextoclaro2 <text:s text:c="2"/>= new FileOutputStream(".../textoclaro2");</text:p>
      <text:p text:style-name="P1"><text:tab/>FileInputStream <text:s/>fparametros_in = new FileInputStream (".../parametros");</text:p>
      <text:p text:style-name="P1"><text:s text:c="8"/></text:p>
      <text:p text:style-name="P1"><text:s text:c="8"/>byte bloquecifrado2[] <text:s/>= new byte[1024];</text:p>
      <text:p text:style-name="P1"><text:s text:c="8"/>byte bloqueclaro2[] <text:s text:c="3"/>= new byte[1048];</text:p>
      <text:p text:style-name="P1"><text:tab/><text:tab/></text:p>
      <text:p text:style-name="P1"><text:s text:c="8"/>System.out.println("*************** INICIO DESCIFRADO *****************" );</text:p>
      <text:p text:style-name="P1"><text:s text:c="8"/></text:p>
      <text:p text:style-name="P1"><text:s text:c="8"/>Cipher descifrador = Cipher.getInstance(algoritmo + transformacion, provider);</text:p>
      <text:p text:style-name="P1"/>
      <text:p text:style-name="P1"><text:s text:c="8"/>// Leer los parametros si el algoritmo soporta parametros</text:p>
      <text:p text:style-name="P1"><text:s text:c="8"/>if (provider.equals("SunJCE") &amp;&amp; </text:p>
      <text:p text:style-name="P1"><text:s text:c="16"/>( algoritmo.equals("AES") <text:s text:c="19"/>|| </text:p>
      <text:p text:style-name="P1"><text:s text:c="8"/><text:tab/><text:tab/> <text:s/>algoritmo.equals("Blowfish") <text:s text:c="14"/>|| </text:p>
      <text:p text:style-name="P1"><text:s text:c="8"/><text:tab/><text:tab/> <text:s/>algoritmo.equals("DES") <text:s text:c="19"/>|| </text:p>
      <text:p text:style-name="P1"><text:s text:c="8"/><text:tab/><text:tab/> <text:s/>algoritmo.equals("DESede") <text:s text:c="16"/>|| </text:p>
      <text:p text:style-name="P1"><text:soft-page-break/><text:s text:c="8"/><text:tab/><text:tab/> <text:s/>algoritmo.equals("DiffieHellman") <text:s text:c="9"/>|| </text:p>
      <text:p text:style-name="P1"><text:s text:c="8"/><text:tab/><text:tab/> <text:s/>algoritmo.equals("OAEP") <text:s text:c="18"/>|| </text:p>
      <text:p text:style-name="P1"><text:s text:c="8"/><text:tab/><text:tab/> <text:s/>algoritmo.equals("PBEWithMD5AndDES") <text:s text:c="6"/>|| </text:p>
      <text:p text:style-name="P1"><text:s text:c="8"/><text:tab/><text:tab/> <text:s/>algoritmo.equals("PBEWithMD5AndTripleDES") || </text:p>
      <text:p text:style-name="P1"><text:s text:c="8"/><text:tab/><text:tab/> <text:s/>algoritmo.equals("PBEWithSHA1AndDESede") <text:s text:c="2"/>|| </text:p>
      <text:p text:style-name="P1"><text:s text:c="8"/><text:tab/><text:tab/> <text:s/>algoritmo.equals("PBEWithSHA1AndRC2_40") <text:s text:c="2"/>|| </text:p>
      <text:p text:style-name="P1"><text:s text:c="8"/><text:tab/><text:tab/> <text:s/>algoritmo.equals("RC2")</text:p>
      <text:p text:style-name="P1"><text:s text:c="8"/><text:tab/><text:tab/> <text:s/>) </text:p>
      <text:p text:style-name="P1"><text:s text:c="8"/><text:tab/> || <text:s/>(provider.equals("IAIK") &amp;&amp; (! algoritmo.equals("RC4"))) <text:s text:c="7"/><text:tab/><text:tab/><text:tab/></text:p>
      <text:p text:style-name="P1"><text:s text:c="3"/><text:tab/><text:tab/><text:tab/> ) </text:p>
      <text:p text:style-name="P1"><text:s/></text:p>
      <text:p text:style-name="P1"><text:s text:c="8"/>{</text:p>
      <text:p text:style-name="P1"><text:s text:c="12"/>AlgorithmParameters params = AlgorithmParameters.getInstance(algoritmo,provider); <text:s text:c="7"/></text:p>
      <text:p text:style-name="P1"><text:s text:c="12"/>byte[] paramSerializados = new byte[fparametros_in.available()];</text:p>
      <text:p text:style-name="P1"/>
      <text:p text:style-name="P1"><text:s text:c="12"/>fparametros_in.read(paramSerializados); <text:s text:c="8"/></text:p>
      <text:p text:style-name="P1"><text:s text:c="12"/>params.init(paramSerializados);</text:p>
      <text:p text:style-name="P1"><text:s text:c="12"/></text:p>
      <text:p text:style-name="P1"><text:s text:c="12"/>System.out.println("Parametros del descifrado ... = " + params.toString());</text:p>
      <text:p text:style-name="P1"/>
      <text:p text:style-name="P1"><text:s text:c="12"/>descifrador.init(Cipher.DECRYPT_MODE, ks, params);</text:p>
      <text:p text:style-name="P1"><text:s text:c="8"/>}</text:p>
      <text:p text:style-name="P1"><text:s text:c="8"/>else</text:p>
      <text:p text:style-name="P1"><text:s text:c="8"/>{</text:p>
      <text:p text:style-name="P1"><text:s text:c="8"/><text:tab/>descifrador.init(Cipher.DECRYPT_MODE, ks);</text:p>
      <text:p text:style-name="P1"><text:s text:c="8"/>}</text:p>
      <text:p text:style-name="P1"><text:s text:c="8"/></text:p>
      <text:p text:style-name="P1"/>
      <text:p text:style-name="P1"><text:s text:c="8"/>while ((longbloque = ftextocifrado2.read(bloquecifrado2)) &gt; 0) {</text:p>
      <text:p text:style-name="P1"><text:s text:c="12"/></text:p>
      <text:p text:style-name="P1"><text:s text:c="14"/>bloqueclaro2 = descifrador.update(bloquecifrado2,0,longbloque);</text:p>
      <text:p text:style-name="P1"><text:s text:c="5"/><text:tab/> <text:s text:c="2"/></text:p>
      <text:p text:style-name="P1"><text:s text:c="13"/>//System.out.println("Longitud cifrado " + bloquecifrado.length );</text:p>
      <text:p text:style-name="P1"><text:s text:c="13"/>ftextoclaro2.write(bloqueclaro2);</text:p>
      <text:p text:style-name="P1"><text:s text:c="8"/>}</text:p>
      <text:p text:style-name="P1"/>
      <text:p text:style-name="P1"><text:s text:c="8"/>bloqueclaro2 = descifrador.doFinal();</text:p>
      <text:p text:style-name="P1"><text:s/><text:tab/> <text:s text:c="3"/>ftextoclaro2.write(bloqueclaro2);</text:p>
      <text:p text:style-name="P1"><text:s text:c="8"/></text:p>
      <text:p text:style-name="P1"><text:s/><text:tab/> <text:s text:c="3"/>ftextocifrado2.close();</text:p>
      <text:p text:style-name="P1"><text:s text:c="8"/>ftextoclaro2.close();</text:p>
      <text:p text:style-name="P1"/>
      <text:p text:style-name="P1"><text:s text:c="8"/>System.out.println("*************** FIN DESCIFRADO *****************" );</text:p>
      <text:p text:style-name="P1"><text:s text:c="7"/></text:p>
      <text:p text:style-name="P1"><text:tab/>}<text:tab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0.2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9T17:18:14</meta:creation-date>
    <dc:date>2012-11-29T18:37:12</dc:date>
    <meta:editing-duration>PT00H07M08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4" meta:paragraph-count="210" meta:word-count="629" meta:character-count="8639"/>
  </office:meta>
</office:document-meta>
</file>